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ueBindingComparator.ValueBindingComparator( FacesContext facesContext , String var , ValueBinding valueBinding , boolean reverse , Comparator compa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alueBindingComparator.hashCod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alueBindingComparator.compare( Object param1 , Object param2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ValueBindingComparator.ValueBindingComparator( FacesContext facesContext , String var , ValueBinding valueBinding , boolean rever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alueBindingComparator.ValueBindingComparator( FacesContext facesContext , String var , ValueBinding valueBinding , Comparator compa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alueBindingComparator.ValueBindingComparator( FacesContext facesContext , String var , ValueBinding valueBin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alueBindingComparator.equals( Object o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4">
            <text:p text:style-name="Table_20_Contents">14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